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Preformatted_20_Text">
      <style:text-properties officeooo:paragraph-rsid="001b604c"/>
    </style:style>
    <style:style style:name="P7" style:family="paragraph" style:parent-style-name="Preformatted_20_Text">
      <style:text-properties style:text-underline-style="solid" style:text-underline-width="auto" style:text-underline-color="font-color" fo:font-weight="bold" officeooo:paragraph-rsid="001b604c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604c" style:font-weight-asian="bold" style:font-weight-complex="bold"/>
    </style:style>
    <style:style style:name="T4" style:family="text">
      <style:text-properties fo:font-weight="bold" officeooo:rsid="001850d5" style:font-weight-asian="bold" style:font-weight-complex="bold"/>
    </style:style>
    <style:style style:name="T5" style:family="text">
      <style:text-properties officeooo:rsid="001850d5"/>
    </style:style>
    <style:style style:name="T6" style:family="text">
      <style:text-properties officeooo:rsid="001b60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e Goodness of God <text:span text:style-name="T5">(Bethel Music) (for Vivian)</text:span></text:p>
      <text:p text:style-name="Preformatted_20_Text"/>
      <text:p text:style-name="P6"><text:span text:style-name="T4">[ </text:span><text:span text:style-name="T2">C</text:span><text:span text:style-name="T3">HORDS</text:span><text:span text:style-name="T2"> </text:span><text:span text:style-name="T4">] <text:s/></text:span><text:span text:style-name="T1">G <text:s text:c="7"/>Gsus4 <text:s text:c="3"/>C9 <text:s text:c="6"/>D/F# <text:s text:c="4"/>Em7 <text:s text:c="5"/>G/B</text:span></text:p>
      <text:p text:style-name="P3"><text:s text:c="12"/>==oo== <text:s text:c="2"/>x=oo== <text:s text:c="2"/>o==o== <text:s text:c="2"/>xoo=== <text:s text:c="2"/>o==o== <text:s text:c="2"/>o=oo==</text:p>
      <text:p text:style-name="P3"><text:s text:c="12"/>|||||| <text:s text:c="2"/>|||||| <text:s text:c="2"/>|||||| <text:s text:c="2"/>|||||| <text:s text:c="2"/>|||||| <text:s text:c="2"/>||||||</text:p>
      <text:p text:style-name="P3"><text:s text:c="12"/>|O|||| <text:s text:c="2"/>|||||| <text:s text:c="2"/>||O||| <text:s text:c="2"/>|||O|| <text:s text:c="2"/>|OO||| <text:s text:c="2"/>|O||||</text:p>
      <text:p text:style-name="P3"><text:s text:c="12"/>O|||OO <text:s text:c="2"/>|O||OO <text:s text:c="2"/>|O||OO <text:s text:c="2"/>||||OO <text:s text:c="2"/>||||OO <text:s text:c="2"/>||||OO</text:p>
      <text:p text:style-name="P3"><text:s text:c="12"/>|||||| <text:s text:c="2"/>|||||| <text:s text:c="2"/>|||||| <text:s text:c="2"/>|||||| <text:s text:c="2"/>|||||| <text:s text:c="2"/>||||||</text:p>
      <text:p text:style-name="P3"/>
      <text:p text:style-name="P6"><text:span text:style-name="T2">[ I</text:span><text:span text:style-name="T3">NTRO</text:span><text:span text:style-name="T2"> -- </text:span><text:span text:style-name="T4">C</text:span><text:span text:style-name="T3">APO</text:span><text:span text:style-name="T4"> 1 </text:span><text:span text:style-name="T2">]</text:span></text:p>
      <text:p text:style-name="P3"><text:span text:style-name="T6">| </text:span>G Gsus4 <text:s/><text:span text:style-name="T6">|</text:span> G Gsus4 <text:s/><text:span text:style-name="T6">|</text:span></text:p>
      <text:p text:style-name="Preformatted_20_Text"/>
      <text:p text:style-name="P1">[ <text:span text:style-name="T6">VERSE</text:span> 1 ]</text:p>
      <text:p text:style-name="P2"><text:s text:c="12"/><text:span text:style-name="T2">G <text:s text:c="13"/>C9 <text:s text:c="9"/>G</text:span></text:p>
      <text:p text:style-name="Preformatted_20_Text">I love you, Lord, for your mercy never fails me</text:p>
      <text:p text:style-name="P3">D/F# <text:s text:c="2"/>Em7 <text:s text:c="12"/>C9 <text:s text:c="10"/>D/F#</text:p>
      <text:p text:style-name="Preformatted_20_Text">All my days, I’ve been held in your hands</text:p>
      <text:p text:style-name="Preformatted_20_Text"><text:s text:c="23"/><text:span text:style-name="T1">Em7 <text:s text:c="4"/>C9 <text:s text:c="2"/></text:span></text:p>
      <text:p text:style-name="Preformatted_20_Text">From the moment that I wake up,</text:p>
      <text:p text:style-name="Preformatted_20_Text"><text:s text:c="15"/><text:span text:style-name="T1">G <text:s/>D/F# Em7</text:span></text:p>
      <text:p text:style-name="Preformatted_20_Text">until I lay my head</text:p>
      <text:p text:style-name="Preformatted_20_Text"><text:s text:c="7"/><text:span text:style-name="T1">C9 <text:s text:c="9"/>D/F# <text:s text:c="7"/>G</text:span></text:p>
      <text:p text:style-name="Preformatted_20_Text">I will sing of the goodness of God</text:p>
      <text:p text:style-name="Preformatted_20_Text"/>
      <text:p text:style-name="P1">[ <text:span text:style-name="T6">CHORUS </text:span>]</text:p>
      <text:p text:style-name="P3">C9 <text:s text:c="26"/>G</text:p>
      <text:p text:style-name="Preformatted_20_Text"><text:s text:c="3"/>All my life you have been faithful</text:p>
      <text:p text:style-name="P3">C9 <text:s text:c="26"/>G <text:s text:c="5"/>D/F#</text:p>
      <text:p text:style-name="Preformatted_20_Text"><text:s text:c="3"/>All my life you have been so, so good</text:p>
      <text:p text:style-name="P3">C9 <text:s text:c="28"/>G D/F# Em7</text:p>
      <text:p text:style-name="Preformatted_20_Text"><text:s text:c="3"/>With every breath that I am able</text:p>
      <text:p text:style-name="P3"><text:s text:c="7"/>C9 <text:s text:c="9"/>D/F# <text:s text:c="7"/>G</text:p>
      <text:p text:style-name="Preformatted_20_Text">I will sing of the goodness of God</text:p>
      <text:p text:style-name="Preformatted_20_Text"/>
      <text:p text:style-name="P1">[ <text:span text:style-name="T6">VERSE</text:span> 2 ]</text:p>
      <text:p text:style-name="P3"><text:s text:c="12"/>G <text:s text:c="15"/>C9 <text:s text:c="16"/>G</text:p>
      <text:p text:style-name="Preformatted_20_Text">I love your voice. <text:s/>You have led me through the fire</text:p>
      <text:p text:style-name="P3"><text:s text:c="3"/>D/F# <text:s text:c="3"/>Em7 <text:s text:c="10"/>C9 <text:s text:c="11"/>D/F#</text:p>
      <text:p text:style-name="Preformatted_20_Text">In darkest night you are close like no other</text:p>
      <text:p text:style-name="P3"><text:s text:c="20"/>Em7 <text:s text:c="5"/>C9 <text:s text:c="2"/></text:p>
      <text:p text:style-name="Preformatted_20_Text">I’ve known you as a father</text:p>
      <text:p text:style-name="P3"><text:s text:c="18"/>G <text:s text:c="2"/>D/F# <text:s/>Em7</text:p>
      <text:p text:style-name="Preformatted_20_Text">I’ve known you as a friend</text:p>
      <text:p text:style-name="P3"><text:s text:c="7"/>C9 <text:s text:c="10"/>D/F# <text:s text:c="7"/>G</text:p>
      <text:p text:style-name="Preformatted_20_Text">I have lived in the goodness of God</text:p>
      <text:p text:style-name="Preformatted_20_Text"/>
      <text:p text:style-name="Preformatted_20_Text"><text:span text:style-name="T2">[ </text:span><text:span text:style-name="T3">CHORUS </text:span><text:span text:style-name="T2">]</text:span></text:p>
      <text:p text:style-name="Preformatted_20_Text"/>
      <text:p text:style-name="P1">[ <text:span text:style-name="T6">BRIDGE </text:span>]</text:p>
      <text:p text:style-name="P3">G/B <text:s text:c="18"/>C9 <text:s text:c="16"/>D/F# <text:s text:c="9"/>G</text:p>
      <text:p text:style-name="Preformatted_20_Text"><text:s text:c="4"/>Your goodness is running after, It’s running after me</text:p>
      <text:p text:style-name="P3">G/B <text:s text:c="18"/>C9 <text:s text:c="16"/>D/F# <text:s text:c="9"/>G</text:p>
      <text:p text:style-name="Preformatted_20_Text"><text:s text:c="4"/>Your goodness is running after, It’s running after me</text:p>
      <text:p text:style-name="P3"><text:s text:c="8"/>G/B <text:s text:c="19"/>C9 <text:s text:c="2"/></text:p>
      <text:p text:style-name="Preformatted_20_Text">With my life laid down, I’m surrendered now</text:p>
      <text:p text:style-name="P3"><text:s text:c="2"/>D/F# <text:s text:c="9"/>Em7</text:p>
      <text:p text:style-name="Preformatted_20_Text">I give you everything</text:p>
      <text:p text:style-name="P3">G/B <text:s text:c="18"/>C9 <text:s text:c="16"/>D/F# <text:s text:c="9"/>G</text:p>
      <text:p text:style-name="Preformatted_20_Text"><text:s text:c="4"/>Your goodness is running after, It's running after me</text:p>
      <text:p text:style-name="P1"><text:soft-page-break/></text:p>
      <text:p text:style-name="P1">[ B<text:span text:style-name="T6">RIDGE</text:span> ]</text:p>
      <text:p text:style-name="P1"/>
      <text:p text:style-name="P1">[ C<text:span text:style-name="T6">HORUS</text:span> ]</text:p>
      <text:p text:style-name="P1"/>
      <text:p text:style-name="P1">[ <text:span text:style-name="T6">ENDING CHORUS</text:span> ]</text:p>
      <text:p text:style-name="P3">C9 <text:s text:c="26"/>G</text:p>
      <text:p text:style-name="Preformatted_20_Text"><text:s text:c="3"/>All my life you have been faithful</text:p>
      <text:p text:style-name="P3">C9 <text:s text:c="26"/>G <text:s text:c="5"/>D/F#</text:p>
      <text:p text:style-name="Preformatted_20_Text"><text:s text:c="3"/>All my life you have been so, so good</text:p>
      <text:p text:style-name="P3">C9 <text:s text:c="28"/>G D/F# Em7</text:p>
      <text:p text:style-name="Preformatted_20_Text"><text:s text:c="3"/>With every breath that I am able</text:p>
      <text:p text:style-name="P3"><text:s text:c="7"/>C9 <text:s text:c="9"/>D/F# <text:s text:c="7"/>Em7</text:p>
      <text:p text:style-name="Preformatted_20_Text">I will sing of the goodness of God</text:p>
      <text:p text:style-name="P3"><text:s text:c="7"/>C9 <text:s text:c="9"/>D/F# <text:s text:c="7"/>Em7</text:p>
      <text:p text:style-name="Preformatted_20_Text">I will sing of the goodness of God</text:p>
      <text:p text:style-name="P3"><text:s text:c="7"/>C9 <text:s text:c="9"/>D/F# <text:s text:c="7"/>G</text:p>
      <text:p text:style-name="Preformatted_20_Text">I will sing of the goodness of God</text:p>
      <text:p text:style-name="Preformatted_20_Text"/>
      <text:p text:style-name="P1">[ O<text:span text:style-name="T6">UTRO</text:span> ]</text:p>
      <text:p text:style-name="P3">G <text:s text:c="3"/>Gsus4 <text:s/>G Gsus4 <text:s/>G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3:39:15.588144416</dc:date>
    <meta:editing-duration>PT56M56S</meta:editing-duration>
    <meta:editing-cycles>4</meta:editing-cycles>
    <meta:document-statistic meta:table-count="0" meta:image-count="0" meta:object-count="0" meta:page-count="2" meta:paragraph-count="69" meta:word-count="367" meta:character-count="2475" meta:non-whitespace-character-count="1301"/>
  </office:meta>
</office:document-meta>
</file>